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46in"/>
    </style:style>
    <style:style style:name="co2" style:family="table-column">
      <style:table-column-properties fo:break-before="auto" style:column-width="1.9217in"/>
    </style:style>
    <style:style style:name="co3" style:family="table-column">
      <style:table-column-properties fo:break-before="auto" style:column-width="10.2374in"/>
    </style:style>
    <style:style style:name="co4" style:family="table-column">
      <style:table-column-properties fo:break-before="auto" style:column-width="2.9228in"/>
    </style:style>
    <style:style style:name="co5" style:family="table-column">
      <style:table-column-properties fo:break-before="auto" style:column-width="1.1165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2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" office:value-type="string" calcext:value-type="string">
            <text:p>Questions: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4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10" office:value-type="string" calcext:value-type="string">
            <text:p>Sr. No.</text:p>
          </table:table-cell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60"/>
        </table:table-row>
        <table:table-row table:style-name="ro2">
          <table:table-cell table:number-columns-repeated="3"/>
          <table:table-cell table:style-name="ce9"/>
          <table:table-cell table:number-columns-repeated="6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/>
          <table:table-cell table:style-name="ce2"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/>
          <table:table-cell table:style-name="ce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0" calcext:value-type="float">
            <text:p>360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6" calcext:value-type="float">
            <text:p>436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3">
          <table:table-cell/>
          <table:table-cell table:style-name="ce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8" calcext:value-type="float">
            <text:p>448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2" table:number-rows-repeated="104809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21:25:18.6788984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0-10-14T11:36:56</meta:creation-date>
    <dc:date>2021-02-08T21:57:19.991812458</dc:date>
    <meta:generator>LibreOffice/7.0.3.1$Linux_X86_64 LibreOffice_project/00$Build-1</meta:generator>
    <meta:editing-duration>PT1H17M</meta:editing-duration>
    <meta:editing-cycles>4</meta:editing-cycles>
    <meta:document-statistic meta:table-count="1" meta:cell-count="179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